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ーーん・・・いいお天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高のお洗濯日和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、たまってる洗濯物、この機会に全部
きれいにしちゃおっと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水は一回汲むだけじゃ足りない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1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　嬢ちゃんおとなしくしな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え、あ、ちょ・・・なになに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…? 
</text:p>
          </table:table-cell>
          <table:table-cell table:style-name="ce0" office:value-type="string">
            <text:p>...?</text:p>
          </table:table-cell>
          <table:table-cell table:number-columns-repeated="1019"/>
        </table:table-row>
        <table:table-row>
          <table:table-cell table:style-name="ce0" office:value-type="string">
            <text:p>なんだろう、向こうのほうが騒が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！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?!
</text:p>
          </table:table-cell>
          <table:table-cell table:style-name="ce0" office:value-type="string">
            <text:p>?!</text:p>
          </table:table-cell>
          <table:table-cell table:number-columns-repeated="1019"/>
        </table:table-row>
        <table:table-row>
          <table:table-cell table:style-name="ce0" office:value-type="string">
            <text:p>盗賊Ａ
「ヒヒヒ！　こんなとこで無防備に昼寝なんか
　してるから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俺たちは、泣く子も真顔で首を横に振る
　盗賊団だ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悪いが嬢ちゃん、俺たちと一緒にアジトまで
　ご同行願おう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盗賊団！？　マジで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これって、誘拐ってこ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そういうこと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お頭の命令で、手ごろな人質を連れてくるよう
　言われて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さあ、おとなしくこっちへ来な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無理無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のあたし無理なんで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ーーーー！　誰か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うおおっ、こ、このガキ・・・なんちゅう力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信じられねえ・・・！　あの薬でパワーアップ
　した俺たち2人がかりでも・・・お、押さえきれ
　ねえだと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おい！！　誰か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C
「この・・・っ、おとなしく来やがれ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D
「よし、このまま北の森の奥へ連れていく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大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急いで騎士さまにお知らせしなくち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E
「おっと！　ここにも上玉がいるぜ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F
「よっしゃ！　捕まえろ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ゃあああ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助けてえぇ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